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Regular"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Liberation Sans1" fo:font-size="12pt" fo:font-style="normal" style:text-underline-style="none" fo:font-weight="normal" officeooo:rsid="0012c65f" officeooo:paragraph-rsid="00105a26" style:font-name-asian="Tahoma2" style:font-size-asian="12pt" style:font-style-asian="normal" style:font-weight-asian="normal" style:font-name-complex="Tahoma2" style:font-size-complex="12pt"/>
    </style:style>
    <style:style style:name="P2" style:family="paragraph" style:parent-style-name="Table_20_Contents">
      <style:text-properties fo:color="#808080" loext:opacity="100%" style:font-name="Tahoma1"/>
    </style:style>
    <style:style style:name="P3" style:family="paragraph" style:parent-style-name="Footer">
      <style:text-properties fo:color="#808080" loext:opacity="100%" style:font-name="Tahoma1" officeooo:paragraph-rsid="00105a26"/>
    </style:style>
    <style:style style:name="P4" style:family="paragraph" style:parent-style-name="Table_20_Contents">
      <style:paragraph-properties fo:text-align="end" style:justify-single-word="false"/>
      <style:text-properties style:font-name="Tahoma1"/>
    </style:style>
    <style:style style:name="P5" style:family="paragraph" style:parent-style-name="Header">
      <style:text-properties style:font-name="Tahoma1" fo:font-size="16pt" fo:font-weight="bold" officeooo:rsid="00105a26" officeooo:paragraph-rsid="00105a26" style:font-size-asian="16pt" style:font-weight-asian="bold" style:font-size-complex="16pt" style:font-weight-complex="bold"/>
    </style:style>
    <style:style style:name="P6"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12c65f" officeooo:paragraph-rsid="0012c65f" style:font-name-asian="Tahoma2" style:font-name-complex="Tahoma2"/>
    </style:style>
    <style:style style:name="P7" style:family="paragraph" style:parent-style-name="Heading_20_2">
      <style:text-properties style:font-name="Liberation Sans1" officeooo:rsid="0017bce0"/>
    </style:style>
    <style:style style:name="P8" style:family="paragraph" style:parent-style-name="Heading_20_2">
      <style:text-properties style:font-name="Liberation Sans1" officeooo:paragraph-rsid="0012c65f"/>
    </style:style>
    <style:style style:name="P9" style:family="paragraph" style:parent-style-name="Heading_20_2">
      <style:text-properties style:font-name="Liberation Sans1"/>
    </style:style>
    <style:style style:name="P10" style:family="paragraph" style:parent-style-name="Heading_20_3">
      <style:text-properties style:font-name="Liberation Sans1" officeooo:rsid="00341491" officeooo:paragraph-rsid="00341491"/>
    </style:style>
    <style:style style:name="P11" style:family="paragraph" style:parent-style-name="Standard">
      <style:text-properties style:font-name="Liberation Sans1" officeooo:rsid="00341491" officeooo:paragraph-rsid="00341491"/>
    </style:style>
    <style:style style:name="P12" style:family="paragraph" style:parent-style-name="Heading_20_3">
      <style:text-properties style:font-name="Liberation Sans1"/>
    </style:style>
    <style:style style:name="P13"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officeooo:paragraph-rsid="002342c0"/>
    </style:style>
    <style:style style:name="P14"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1" officeooo:paragraph-rsid="00245618"/>
    </style:style>
    <style:style style:name="P15"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officeooo:paragraph-rsid="00245618"/>
    </style:style>
    <style:style style:name="P16"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1"/>
    </style:style>
    <style:style style:name="P17"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1"/>
    </style:style>
    <style:style style:name="P18" style:family="paragraph" style:parent-style-name="Preformatted_20_Text" style:master-page-name="">
      <loext:graphic-properties draw:fill="none"/>
      <style:paragraph-properties fo:margin-left="0.3118in" fo:margin-right="0in" fo:margin-top="0in" fo:margin-bottom="0in" style:contextual-spacing="false" fo:text-indent="0in" style:auto-text-indent="false" style:page-number="auto" fo:background-color="transparent"/>
      <style:text-properties style:font-name="Liberation Sans1"/>
    </style:style>
    <style:style style:name="P19"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style:style>
    <style:style style:name="P20" style:family="paragraph" style:parent-style-name="Standard">
      <style:paragraph-properties fo:margin-left="0in" fo:margin-right="0in" fo:margin-top="0in" fo:margin-bottom="0.0972in" style:contextual-spacing="false" fo:line-height="115%" fo:text-align="start" style:justify-single-word="false" fo:keep-together="auto" fo:orphans="2" fo:widows="2" fo:text-indent="0in" style:auto-text-indent="false" fo:break-before="auto" fo:break-after="auto" fo:padding="0in" fo:border="none" fo:keep-with-next="auto"/>
      <style:text-properties style:font-name="Liberation Sans1" officeooo:paragraph-rsid="00105a26"/>
    </style:style>
    <style:style style:name="P21"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12c65f"/>
    </style:style>
    <style:style style:name="P22"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89778"/>
    </style:style>
    <style:style style:name="P23"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dc833"/>
    </style:style>
    <style:style style:name="P24"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break-before="page" fo:padding="0in" fo:border="none"/>
      <style:text-properties style:font-name="Liberation Sans1" officeooo:paragraph-rsid="002dc833"/>
    </style:style>
    <style:style style:name="P25"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b379f"/>
    </style:style>
    <style:style style:name="P26" style:family="paragraph" style:parent-style-name="Standard">
      <style:text-properties style:font-name="Liberation Sans1"/>
    </style:style>
    <style:style style:name="P27"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2342c0" officeooo:paragraph-rsid="002342c0"/>
    </style:style>
    <style:style style:name="P28"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298145" officeooo:paragraph-rsid="002b379f"/>
    </style:style>
    <style:style style:name="P29" style:family="paragraph" style:parent-style-name="Standard">
      <style:text-properties style:font-name="Liberation Sans1" officeooo:rsid="002c8c73"/>
    </style:style>
    <style:style style:name="P30" style:family="paragraph" style:parent-style-name="Standard">
      <style:text-properties style:font-name="Liberation Sans1" officeooo:rsid="00358c42" officeooo:paragraph-rsid="00358c42"/>
    </style:style>
    <style:style style:name="P31" style:family="paragraph" style:parent-style-name="Standard">
      <style:text-properties style:font-name="Liberation Sans1" officeooo:rsid="00358c42" officeooo:paragraph-rsid="00341491"/>
    </style:style>
    <style:style style:name="P32" style:family="paragraph" style:parent-style-name="Standard">
      <style:text-properties style:font-name="Liberation Sans1" officeooo:rsid="00358c42" officeooo:paragraph-rsid="003877a9"/>
    </style:style>
    <style:style style:name="P33" style:family="paragraph" style:parent-style-name="Standard">
      <style:text-properties style:font-name="Liberation Sans1" officeooo:rsid="00358c42" officeooo:paragraph-rsid="003c49bf"/>
    </style:style>
    <style:style style:name="P34" style:family="paragraph" style:parent-style-name="Standard">
      <style:text-properties style:font-name="Liberation Sans1" officeooo:rsid="00363552" officeooo:paragraph-rsid="00363552"/>
    </style:style>
    <style:style style:name="P35" style:family="paragraph" style:parent-style-name="Standard">
      <style:text-properties style:font-name="Liberation Sans1" officeooo:rsid="0036969f" officeooo:paragraph-rsid="0036969f"/>
    </style:style>
    <style:style style:name="P36" style:family="paragraph" style:parent-style-name="Standard">
      <style:text-properties style:font-name="Liberation Sans1" officeooo:rsid="0039a92d" officeooo:paragraph-rsid="0039a92d"/>
    </style:style>
    <style:style style:name="P37" style:family="paragraph" style:parent-style-name="Standard">
      <style:text-properties style:font-name="Liberation Sans1" officeooo:rsid="003b53c8" officeooo:paragraph-rsid="005d8602"/>
    </style:style>
    <style:style style:name="P38" style:family="paragraph" style:parent-style-name="Standard">
      <style:text-properties style:font-name="Liberation Sans1" officeooo:rsid="003c49bf" officeooo:paragraph-rsid="003c49bf"/>
    </style:style>
    <style:style style:name="P39" style:family="paragraph" style:parent-style-name="Standard">
      <style:text-properties style:font-name="Liberation Sans1" officeooo:rsid="003ce751" officeooo:paragraph-rsid="003c49bf"/>
    </style:style>
    <style:style style:name="P40" style:family="paragraph" style:parent-style-name="Standard">
      <style:text-properties style:font-name="Liberation Sans1" officeooo:rsid="003e292d" officeooo:paragraph-rsid="003e292d"/>
    </style:style>
    <style:style style:name="P41" style:family="paragraph" style:parent-style-name="Standard">
      <style:text-properties style:font-name="Liberation Sans1" officeooo:rsid="003e29b8" officeooo:paragraph-rsid="003e29b8"/>
    </style:style>
    <style:style style:name="P4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iberation Sans1" fo:font-size="12pt" officeooo:rsid="004f8d50" officeooo:paragraph-rsid="004f8d50" style:font-size-asian="10.5pt" style:font-size-complex="12pt"/>
    </style:style>
    <style:style style:name="P43" style:family="paragraph" style:parent-style-name="Standard">
      <loext:graphic-properties draw:fill="none"/>
      <style:paragraph-properties fo:margin-left="0.25in" fo:margin-right="0in" fo:text-indent="0in" style:auto-text-indent="false" fo:background-color="transparent"/>
      <style:text-properties style:font-name="Liberation Sans1" fo:font-size="10pt" officeooo:rsid="004f8d50" officeooo:paragraph-rsid="004f8d50" style:font-size-asian="10pt" style:font-size-complex="10pt"/>
    </style:style>
    <style:style style:name="P44" style:family="paragraph" style:parent-style-name="Standard">
      <style:text-properties style:font-name="Liberation Sans1" officeooo:rsid="004f8d50" officeooo:paragraph-rsid="004f8d50"/>
    </style:style>
    <style:style style:name="P45" style:family="paragraph" style:parent-style-name="Standard">
      <style:text-properties style:font-name="Liberation Sans1" officeooo:rsid="004f8d50" officeooo:paragraph-rsid="005d8602"/>
    </style:style>
    <style:style style:name="P46" style:family="paragraph" style:parent-style-name="Standard">
      <loext:graphic-properties draw:fill="none"/>
      <style:paragraph-properties fo:margin-left="0.25in" fo:margin-right="0in" fo:text-indent="0in" style:auto-text-indent="false" fo:background-color="transparent"/>
      <style:text-properties style:font-name="Liberation Sans1" fo:font-size="9pt" officeooo:rsid="00358c42" officeooo:paragraph-rsid="00358c42" style:font-size-asian="9pt" style:font-size-complex="9pt"/>
    </style:style>
    <style:style style:name="P47"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Liberation Sans1" fo:font-size="9pt" officeooo:rsid="00358c42" officeooo:paragraph-rsid="00358c42" style:font-size-asian="9pt" style:font-size-complex="9pt"/>
    </style:style>
    <style:style style:name="P48" style:family="paragraph" style:parent-style-name="Standard">
      <style:text-properties style:font-name="Liberation Sans1" fo:font-size="9pt" officeooo:rsid="00358c42" officeooo:paragraph-rsid="00358c42" style:font-size-asian="9pt" style:font-size-complex="9pt"/>
    </style:style>
    <style:style style:name="P49"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Liberation Sans1" fo:font-size="9pt" officeooo:rsid="0039a92d" officeooo:paragraph-rsid="0039a92d" style:font-size-asian="9pt" style:font-size-complex="9pt"/>
    </style:style>
    <style:style style:name="P50" style:family="paragraph" style:parent-style-name="Standard">
      <loext:graphic-properties draw:fill="none"/>
      <style:paragraph-properties fo:margin-left="0.3118in" fo:margin-right="0in" fo:text-indent="0in" style:auto-text-indent="false" fo:background-color="transparent"/>
      <style:text-properties style:font-name="Liberation Sans1" fo:font-size="9pt" officeooo:rsid="0039a92d" officeooo:paragraph-rsid="0039a92d" style:font-size-asian="9pt" style:font-size-complex="9pt"/>
    </style:style>
    <style:style style:name="P51" style:family="paragraph" style:parent-style-name="Heading_20_3">
      <style:text-properties style:font-name="Liberation Sans1" officeooo:paragraph-rsid="005e8bfd"/>
    </style:style>
    <style:style style:name="P52" style:family="paragraph" style:parent-style-name="Heading_20_1" style:list-style-name="WWNum4" style:master-page-name="Standard">
      <style:paragraph-properties fo:margin-left="0in" fo:margin-right="0in" fo:margin-top="0.1665in" fo:margin-bottom="0.0835in" style:contextual-spacing="false" fo:line-height="100%" fo:text-align="center" style:justify-single-word="false" fo:text-indent="0in" style:auto-text-indent="false" style:page-number="1"/>
      <style:text-properties style:font-name="Liberation Sans1" style:font-name-asian="Tahoma2" style:font-name-complex="Tahoma2"/>
    </style:style>
    <style:style style:name="P53" style:family="paragraph" style:parent-style-name="Heading_20_2" style:list-style-name="WWNum4">
      <style:paragraph-properties fo:margin-left="0in" fo:margin-right="0in" fo:text-indent="0in" style:auto-text-indent="false"/>
      <style:text-properties style:font-name="Liberation Sans1" fo:font-weight="bold" officeooo:paragraph-rsid="00102d10" style:font-name-asian="Tahoma2" style:font-weight-asian="bold" style:font-name-complex="Tahoma2"/>
    </style:style>
    <style:style style:name="P5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Times New Roman" fo:font-size="28pt" fo:font-style="normal" style:text-underline-style="none" fo:font-weight="normal" style:font-name-asian="Tahoma2" style:font-size-asian="28pt" style:font-style-asian="normal" style:font-weight-asian="normal" style:font-name-complex="Tahoma2" style:font-size-complex="28pt"/>
    </style:style>
    <style:style style:name="P55" style:family="paragraph" style:parent-style-name="Standard" style:list-style-name="WWNum4">
      <style:paragraph-properties fo:text-align="center" style:justify-single-word="false"/>
      <style:text-properties style:font-name="Liberation Sans1" officeooo:rsid="0012c65f" officeooo:paragraph-rsid="0012c65f"/>
    </style:style>
    <style:style style:name="P56" style:family="paragraph" style:parent-style-name="Standard" style:list-style-name="WWNum4">
      <style:paragraph-properties fo:text-align="center" style:justify-single-word="false"/>
      <style:text-properties style:font-name="Liberation Sans1"/>
    </style:style>
    <style:style style:name="P57" style:family="paragraph" style:parent-style-name="Standard" style:list-style-name="WWNum4">
      <style:paragraph-properties fo:text-align="center" style:justify-single-word="false"/>
      <style:text-properties style:font-name="Liberation Sans1" officeooo:paragraph-rsid="004167a9"/>
    </style:style>
    <style:style style:name="P58" style:family="paragraph" style:parent-style-name="Standard" style:list-style-name="WWNum4">
      <style:paragraph-properties fo:text-align="center" style:justify-single-word="false"/>
      <style:text-properties style:font-name="Liberation Sans1" officeooo:rsid="003fc14c" officeooo:paragraph-rsid="003fc14c"/>
    </style:style>
    <style:style style:name="P59" style:family="paragraph" style:parent-style-name="Standard" style:list-style-name="WWNum4">
      <style:paragraph-properties fo:margin-left="0in" fo:margin-right="0in" fo:text-indent="0in" style:auto-text-indent="false"/>
      <style:text-properties style:font-name="Liberation Sans1" fo:font-weight="bold" officeooo:paragraph-rsid="00102d10" style:font-name-asian="Tahoma2" style:font-weight-asian="bold" style:font-name-complex="Tahoma2"/>
    </style:style>
    <style:style style:name="P60" style:family="paragraph" style:parent-style-name="Standard" style:master-page-name="">
      <loext:graphic-properties draw:fill="none"/>
      <style:paragraph-properties fo:margin-left="0.25in" fo:margin-right="0.5in" fo:margin-top="0in" fo:margin-bottom="0.0972in" style:contextual-spacing="false" fo:line-height="115%" fo:text-align="start" style:justify-single-word="false" fo:orphans="2" fo:widows="2" fo:text-indent="0in" style:auto-text-indent="false" style:page-number="auto" fo:background-color="transparent" fo:padding="0in" fo:border="none"/>
      <style:text-properties style:font-name="Liberation Sans1" officeooo:rsid="00102d10" officeooo:paragraph-rsid="00222493" style:font-name-asian="Tahoma2" style:font-name-complex="Tahoma2"/>
    </style:style>
    <style:style style:name="P61" style:family="paragraph" style:parent-style-name="Standard" style:list-style-name="L1">
      <style:text-properties style:font-name="Liberation Sans1" officeooo:rsid="00358c42" officeooo:paragraph-rsid="003877a9"/>
    </style:style>
    <style:style style:name="P62" style:family="paragraph" style:parent-style-name="Standard" style:list-style-name="L1">
      <style:text-properties style:font-name="Liberation Sans1" officeooo:rsid="003877a9" officeooo:paragraph-rsid="003877a9"/>
    </style:style>
    <style:style style:name="P63"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Liberation Sans1" fo:font-size="10pt" fo:font-style="normal" officeooo:rsid="004f8d50" officeooo:paragraph-rsid="004f8d50" style:font-size-asian="10pt" style:font-style-asian="normal" style:font-size-complex="10pt" style:font-style-complex="normal"/>
    </style:style>
    <style:style style:name="P64" style:family="paragraph" style:parent-style-name="Standard">
      <loext:graphic-properties draw:fill="none"/>
      <style:paragraph-properties fo:margin-left="0.25in" fo:margin-right="0in" fo:text-indent="0in" style:auto-text-indent="false" fo:background-color="transparent"/>
      <style:text-properties style:font-name="Liberation Sans1" fo:font-size="10pt" fo:font-style="normal" officeooo:rsid="004f8d50" officeooo:paragraph-rsid="004f8d50" style:font-size-asian="10pt" style:font-style-asian="normal" style:font-size-complex="10pt" style:font-style-complex="normal"/>
    </style:style>
    <style:style style:name="P65" style:family="paragraph" style:parent-style-name="Standard" style:list-style-name="L2">
      <style:text-properties style:font-name="Liberation Sans1" officeooo:rsid="0022ca7f" officeooo:paragraph-rsid="0022ca7f"/>
    </style:style>
    <style:style style:name="P66" style:family="paragraph" style:parent-style-name="Standard" style:list-style-name="L2">
      <style:text-properties style:font-name="Liberation Sans1" officeooo:rsid="001cd4e7" officeooo:paragraph-rsid="001cd4e7"/>
    </style:style>
    <style:style style:name="P67" style:family="paragraph" style:parent-style-name="Standard" style:list-style-name="L2">
      <style:text-properties style:font-name="Liberation Sans1" officeooo:rsid="001e203a" officeooo:paragraph-rsid="001e203a"/>
    </style:style>
    <style:style style:name="P68" style:family="paragraph" style:parent-style-name="Standard" style:list-style-name="L2">
      <style:text-properties style:font-name="Liberation Sans1" officeooo:rsid="001f343d" officeooo:paragraph-rsid="001f343d"/>
    </style:style>
    <style:style style:name="P69" style:family="paragraph" style:parent-style-name="Standard" style:list-style-name="L2">
      <style:text-properties style:font-name="Liberation Sans1" officeooo:rsid="00245618" officeooo:paragraph-rsid="00245618"/>
    </style:style>
    <style:style style:name="P70" style:family="paragraph" style:parent-style-name="Standard" style:list-style-name="L2">
      <style:text-properties style:font-name="Liberation Sans1" officeooo:rsid="002a7fa6" officeooo:paragraph-rsid="002a7fa6"/>
    </style:style>
    <style:style style:name="P71" style:family="paragraph" style:parent-style-name="Standard" style:list-style-name="L2">
      <style:text-properties style:font-name="Liberation Sans1" officeooo:rsid="00363552" officeooo:paragraph-rsid="00363552"/>
    </style:style>
    <style:style style:name="P72" style:family="paragraph" style:parent-style-name="Standard">
      <style:text-properties style:font-name="Liberation Sans1" officeooo:rsid="003ce751" officeooo:paragraph-rsid="003ce751"/>
    </style:style>
    <style:style style:name="P73" style:family="paragraph" style:parent-style-name="Standard" style:list-style-name="L2">
      <style:text-properties officeooo:paragraph-rsid="00303f6c"/>
    </style:style>
    <style:style style:name="P74" style:family="paragraph" style:parent-style-name="Standard" style:list-style-name="L2">
      <style:text-properties officeooo:rsid="002fbe9e" officeooo:paragraph-rsid="002fbe9e"/>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2c65f" style:font-name-asian="Tahoma2" style:font-size-asian="12pt" style:font-style-asian="normal" style:font-weight-asian="normal" style:font-name-complex="Tahoma2"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679db" style:font-name-asian="Tahoma2" style:font-size-asian="12pt" style:font-style-asian="normal" style:font-weight-asian="normal" style:font-name-complex="Tahoma2" style:font-size-complex="12pt"/>
    </style:style>
    <style:style style:name="T3" style:family="text">
      <style:text-properties style:font-name-asian="Tahoma2" style:font-name-complex="Tahoma2"/>
    </style:style>
    <style:style style:name="T4" style:family="text">
      <style:text-properties officeooo:rsid="00102d10" style:font-name-asian="Tahoma2" style:font-name-complex="Tahoma2"/>
    </style:style>
    <style:style style:name="T5" style:family="text">
      <style:text-properties officeooo:rsid="0012c65f" style:font-name-asian="Tahoma2" style:font-name-complex="Tahoma2"/>
    </style:style>
    <style:style style:name="T6" style:family="text">
      <style:text-properties officeooo:rsid="0016300b" style:font-name-asian="Tahoma2" style:font-name-complex="Tahoma2"/>
    </style:style>
    <style:style style:name="T7" style:family="text">
      <style:text-properties officeooo:rsid="0022ca7f" style:font-name-asian="Tahoma2" style:font-name-complex="Tahoma2"/>
    </style:style>
    <style:style style:name="T8" style:family="text">
      <style:text-properties officeooo:rsid="00222493" style:font-name-asian="Tahoma2" style:font-name-complex="Tahoma2"/>
    </style:style>
    <style:style style:name="T9" style:family="text">
      <style:text-properties officeooo:rsid="0026ac2c" style:font-name-asian="Tahoma2" style:font-name-complex="Tahoma2"/>
    </style:style>
    <style:style style:name="T10" style:family="text">
      <style:text-properties officeooo:rsid="00289778" style:font-name-asian="Tahoma2" style:font-name-complex="Tahoma2"/>
    </style:style>
    <style:style style:name="T11" style:family="text">
      <style:text-properties officeooo:rsid="00341491" style:font-name-asian="Tahoma2" style:font-name-complex="Tahoma2"/>
    </style:style>
    <style:style style:name="T12" style:family="text">
      <style:text-properties officeooo:rsid="003435b5" style:font-name-asian="Tahoma2" style:font-name-complex="Tahoma2"/>
    </style:style>
    <style:style style:name="T13" style:family="text">
      <style:text-properties officeooo:rsid="00358c42" style:font-name-asian="Tahoma2" style:font-name-complex="Tahoma2"/>
    </style:style>
    <style:style style:name="T14" style:family="text">
      <style:text-properties officeooo:rsid="00298145" style:font-name-asian="Tahoma2" style:font-name-complex="Tahoma2"/>
    </style:style>
    <style:style style:name="T15" style:family="text">
      <style:text-properties officeooo:rsid="002b379f" style:font-name-asian="Tahoma2" style:font-name-complex="Tahoma2"/>
    </style:style>
    <style:style style:name="T16" style:family="text">
      <style:text-properties officeooo:rsid="003b53c8" style:font-name-asian="Tahoma2" style:font-name-complex="Tahoma2"/>
    </style:style>
    <style:style style:name="T17" style:family="text">
      <style:text-properties officeooo:rsid="0041e06c" style:font-name-asian="Tahoma2" style:font-name-complex="Tahoma2"/>
    </style:style>
    <style:style style:name="T18" style:family="text">
      <style:text-properties officeooo:rsid="0056865c" style:font-name-asian="Tahoma2" style:font-name-complex="Tahoma2"/>
    </style:style>
    <style:style style:name="T19" style:family="text">
      <style:text-properties officeooo:rsid="00581349" style:font-name-asian="Tahoma2" style:font-name-complex="Tahoma2"/>
    </style:style>
    <style:style style:name="T20" style:family="text">
      <style:text-properties officeooo:rsid="0012c65f"/>
    </style:style>
    <style:style style:name="T21" style:family="text">
      <style:text-properties officeooo:rsid="001e203a"/>
    </style:style>
    <style:style style:name="T22" style:family="text">
      <style:text-properties officeooo:rsid="001f343d"/>
    </style:style>
    <style:style style:name="T23" style:family="text">
      <style:text-properties officeooo:rsid="00245618"/>
    </style:style>
    <style:style style:name="T24" style:family="text">
      <style:text-properties officeooo:rsid="00263b2f"/>
    </style:style>
    <style:style style:name="T25" style:family="text">
      <style:text-properties fo:font-style="italic" style:font-style-asian="italic" style:font-style-complex="italic"/>
    </style:style>
    <style:style style:name="T26" style:family="text">
      <style:text-properties fo:font-style="italic" officeooo:rsid="003877a9" style:font-style-asian="italic" style:font-style-complex="italic"/>
    </style:style>
    <style:style style:name="T27" style:family="text">
      <style:text-properties fo:font-style="italic" officeooo:rsid="0039a92d" style:font-style-asian="italic" style:font-style-complex="italic"/>
    </style:style>
    <style:style style:name="T28" style:family="text">
      <style:text-properties fo:font-style="italic" officeooo:rsid="003b53c8" style:font-style-asian="italic" style:font-style-complex="italic"/>
    </style:style>
    <style:style style:name="T29" style:family="text">
      <style:text-properties fo:font-style="italic" officeooo:rsid="003b9d00" style:font-style-asian="italic" style:font-style-complex="italic"/>
    </style:style>
    <style:style style:name="T30" style:family="text">
      <style:text-properties fo:font-style="italic" officeooo:rsid="003c49bf" style:font-style-asian="italic" style:font-style-complex="italic"/>
    </style:style>
    <style:style style:name="T31" style:family="text">
      <style:text-properties fo:font-style="italic" officeooo:rsid="003ce751" style:font-style-asian="italic" style:font-style-complex="italic"/>
    </style:style>
    <style:style style:name="T32" style:family="text">
      <style:text-properties fo:font-style="italic" officeooo:rsid="00525207" style:font-style-asian="italic" style:font-style-complex="italic"/>
    </style:style>
    <style:style style:name="T33" style:family="text">
      <style:text-properties fo:font-style="italic" officeooo:rsid="005d8602" style:font-style-asian="italic" style:font-style-complex="italic"/>
    </style:style>
    <style:style style:name="T34" style:family="text">
      <style:text-properties fo:font-style="italic" officeooo:rsid="005dc239" style:font-style-asian="italic" style:font-style-complex="italic"/>
    </style:style>
    <style:style style:name="T35" style:family="text">
      <style:text-properties fo:font-style="italic" style:font-name-asian="Tahoma2" style:font-style-asian="italic" style:font-name-complex="Tahoma2" style:font-style-complex="italic"/>
    </style:style>
    <style:style style:name="T36" style:family="text">
      <style:text-properties fo:font-style="italic" officeooo:rsid="0029a44f" style:font-name-asian="Tahoma2" style:font-style-asian="italic" style:font-name-complex="Tahoma2" style:font-style-complex="italic"/>
    </style:style>
    <style:style style:name="T37" style:family="text">
      <style:text-properties fo:font-style="italic" officeooo:rsid="002b379f" style:font-name-asian="Tahoma2" style:font-style-asian="italic" style:font-name-complex="Tahoma2" style:font-style-complex="italic"/>
    </style:style>
    <style:style style:name="T38" style:family="text">
      <style:text-properties fo:font-style="italic" officeooo:rsid="002b7c9f" style:font-name-asian="Tahoma2" style:font-style-asian="italic" style:font-name-complex="Tahoma2" style:font-style-complex="italic"/>
    </style:style>
    <style:style style:name="T39" style:family="text">
      <style:text-properties fo:font-style="italic" officeooo:rsid="00298145" style:font-name-asian="Tahoma2" style:font-style-asian="italic" style:font-name-complex="Tahoma2" style:font-style-complex="italic"/>
    </style:style>
    <style:style style:name="T40" style:family="text">
      <style:text-properties fo:font-style="italic" officeooo:rsid="003b53c8" style:font-name-asian="Tahoma2" style:font-style-asian="italic" style:font-name-complex="Tahoma2" style:font-style-complex="italic"/>
    </style:style>
    <style:style style:name="T41" style:family="text">
      <style:text-properties fo:font-style="italic" officeooo:rsid="00341491" style:font-name-asian="Tahoma2" style:font-style-asian="italic" style:font-name-complex="Tahoma2" style:font-style-complex="italic"/>
    </style:style>
    <style:style style:name="T42" style:family="text">
      <style:text-properties fo:font-style="italic" officeooo:rsid="002dc833" style:font-name-asian="Tahoma2" style:font-style-asian="italic" style:font-name-complex="Tahoma2" style:font-style-complex="italic"/>
    </style:style>
    <style:style style:name="T43" style:family="text">
      <style:text-properties fo:font-style="italic" fo:font-weight="normal" officeooo:rsid="0016300b" style:font-name-asian="Tahoma2" style:font-style-asian="italic" style:font-weight-asian="normal" style:font-name-complex="Tahoma2" style:font-style-complex="italic" style:font-weight-complex="normal"/>
    </style:style>
    <style:style style:name="T44" style:family="text">
      <style:text-properties fo:font-style="italic" fo:font-weight="normal" officeooo:rsid="002b379f" style:font-name-asian="Tahoma2" style:font-style-asian="italic" style:font-weight-asian="normal" style:font-name-complex="Tahoma2" style:font-style-complex="italic" style:font-weight-complex="normal"/>
    </style:style>
    <style:style style:name="T45" style:family="text">
      <style:text-properties fo:font-style="italic" style:text-underline-style="none" style:font-name-asian="Tahoma2" style:font-style-asian="italic" style:font-name-complex="Tahoma2" style:font-style-complex="italic"/>
    </style:style>
    <style:style style:name="T46" style:family="text">
      <style:text-properties fo:font-style="normal" style:font-style-asian="normal" style:font-style-complex="normal"/>
    </style:style>
    <style:style style:name="T47" style:family="text">
      <style:text-properties fo:font-style="normal" officeooo:rsid="00513bab" style:font-style-asian="normal" style:font-style-complex="normal"/>
    </style:style>
    <style:style style:name="T48" style:family="text">
      <style:text-properties fo:font-style="normal" officeooo:rsid="005dc239" style:font-style-asian="normal" style:font-style-complex="normal"/>
    </style:style>
    <style:style style:name="T49" style:family="text">
      <style:text-properties fo:font-style="normal" officeooo:rsid="0029a44f" style:font-name-asian="Tahoma2" style:font-style-asian="normal" style:font-name-complex="Tahoma2" style:font-style-complex="normal"/>
    </style:style>
    <style:style style:name="T50" style:family="text">
      <style:text-properties fo:font-style="normal" officeooo:rsid="002a7fa6" style:font-name-asian="Tahoma2" style:font-style-asian="normal" style:font-name-complex="Tahoma2" style:font-style-complex="normal"/>
    </style:style>
    <style:style style:name="T51" style:family="text">
      <style:text-properties fo:font-style="normal" officeooo:rsid="002b379f" style:font-name-asian="Tahoma2" style:font-style-asian="normal" style:font-name-complex="Tahoma2" style:font-style-complex="normal"/>
    </style:style>
    <style:style style:name="T52" style:family="text">
      <style:text-properties fo:font-style="normal" officeooo:rsid="002b7c9f" style:font-name-asian="Tahoma2" style:font-style-asian="normal" style:font-name-complex="Tahoma2" style:font-style-complex="normal"/>
    </style:style>
    <style:style style:name="T53" style:family="text">
      <style:text-properties fo:font-style="normal" officeooo:rsid="002dc833" style:font-name-asian="Tahoma2" style:font-style-asian="normal" style:font-name-complex="Tahoma2" style:font-style-complex="normal"/>
    </style:style>
    <style:style style:name="T54" style:family="text">
      <style:text-properties fo:font-style="normal" officeooo:rsid="00298145" style:font-name-asian="Tahoma2" style:font-style-asian="normal" style:font-name-complex="Tahoma2" style:font-style-complex="normal"/>
    </style:style>
    <style:style style:name="T55" style:family="text">
      <style:text-properties fo:font-style="normal" officeooo:rsid="003b53c8" style:font-name-asian="Tahoma2" style:font-style-asian="normal" style:font-name-complex="Tahoma2" style:font-style-complex="normal"/>
    </style:style>
    <style:style style:name="T56" style:family="text">
      <style:text-properties fo:font-style="normal" officeooo:rsid="005c81ea" style:font-name-asian="Tahoma2" style:font-style-asian="normal" style:font-name-complex="Tahoma2" style:font-style-complex="normal"/>
    </style:style>
    <style:style style:name="T57" style:family="text">
      <style:text-properties style:font-name="Liberation Sans1"/>
    </style:style>
    <style:style style:name="T58" style:family="text">
      <style:text-properties style:font-name="Liberation Sans1" officeooo:rsid="002e7a91"/>
    </style:style>
    <style:style style:name="T59" style:family="text">
      <style:text-properties style:font-name="Liberation Sans1" officeooo:rsid="00289778"/>
    </style:style>
    <style:style style:name="T60" style:family="text">
      <style:text-properties style:font-name="Liberation Sans1" officeooo:rsid="004a7fe0"/>
    </style:style>
    <style:style style:name="T61" style:family="text">
      <style:text-properties style:font-name="Liberation Sans1" officeooo:rsid="00525207"/>
    </style:style>
    <style:style style:name="T62" style:family="text">
      <style:text-properties officeooo:rsid="002e7a91"/>
    </style:style>
    <style:style style:name="T63" style:family="text">
      <style:text-properties officeooo:rsid="002fbe9e"/>
    </style:style>
    <style:style style:name="T64" style:family="text">
      <style:text-properties officeooo:rsid="00303f6c"/>
    </style:style>
    <style:style style:name="T65" style:family="text">
      <style:text-properties officeooo:rsid="00338555"/>
    </style:style>
    <style:style style:name="T66" style:family="text">
      <style:text-properties officeooo:rsid="00341491"/>
    </style:style>
    <style:style style:name="T67" style:family="text">
      <style:text-properties officeooo:rsid="00358c42"/>
    </style:style>
    <style:style style:name="T68" style:family="text">
      <style:text-properties officeooo:rsid="0036969f"/>
    </style:style>
    <style:style style:name="T69" style:family="text">
      <style:text-properties officeooo:rsid="003798ac"/>
    </style:style>
    <style:style style:name="T70" style:family="text">
      <style:text-properties officeooo:rsid="003877a9"/>
    </style:style>
    <style:style style:name="T71" style:family="text">
      <style:text-properties officeooo:rsid="0039a92d"/>
    </style:style>
    <style:style style:name="T72" style:family="text">
      <style:text-properties officeooo:rsid="003b53c8"/>
    </style:style>
    <style:style style:name="T73" style:family="text">
      <style:text-properties officeooo:rsid="003b9d00"/>
    </style:style>
    <style:style style:name="T74" style:family="text">
      <style:text-properties officeooo:rsid="003c49bf"/>
    </style:style>
    <style:style style:name="T75" style:family="text">
      <style:text-properties officeooo:rsid="003ce751"/>
    </style:style>
    <style:style style:name="T76" style:family="text">
      <style:text-properties style:text-position="super 58%" officeooo:rsid="003ce751"/>
    </style:style>
    <style:style style:name="T77" style:family="text">
      <style:text-properties officeooo:rsid="003e29b8"/>
    </style:style>
    <style:style style:name="T78" style:family="text">
      <style:text-properties style:text-underline-mode="skip-white-space" style:text-overline-mode="skip-white-space" style:text-line-through-mode="skip-white-space"/>
    </style:style>
    <style:style style:name="T79" style:family="text">
      <style:text-properties officeooo:rsid="001679db" style:text-underline-mode="skip-white-space" style:text-overline-mode="skip-white-space" style:text-line-through-mode="skip-white-space"/>
    </style:style>
    <style:style style:name="T80" style:family="text">
      <style:text-properties officeooo:rsid="00426da1"/>
    </style:style>
    <style:style style:name="T81" style:family="text">
      <style:text-properties officeooo:rsid="004354e4"/>
    </style:style>
    <style:style style:name="T82" style:family="text">
      <style:text-properties officeooo:rsid="0044bedf"/>
    </style:style>
    <style:style style:name="T83" style:family="text">
      <style:text-properties officeooo:rsid="0046870f"/>
    </style:style>
    <style:style style:name="T84" style:family="text">
      <style:text-properties officeooo:rsid="004a0c0b"/>
    </style:style>
    <style:style style:name="T85" style:family="text">
      <style:text-properties officeooo:rsid="004a6eb9"/>
    </style:style>
    <style:style style:name="T86" style:family="text">
      <style:text-properties officeooo:rsid="004a7fe0"/>
    </style:style>
    <style:style style:name="T87" style:family="text">
      <style:text-properties officeooo:rsid="004b190b"/>
    </style:style>
    <style:style style:name="T88" style:family="text">
      <style:text-properties officeooo:rsid="004b52a6"/>
    </style:style>
    <style:style style:name="T89" style:family="text">
      <style:text-properties officeooo:rsid="004cb32f"/>
    </style:style>
    <style:style style:name="T90" style:family="text">
      <style:text-properties officeooo:rsid="004d1c52"/>
    </style:style>
    <style:style style:name="T91" style:family="text">
      <style:text-properties officeooo:rsid="004db312"/>
    </style:style>
    <style:style style:name="T92" style:family="text">
      <style:text-properties officeooo:rsid="004f7038"/>
    </style:style>
    <style:style style:name="T93" style:family="text">
      <style:text-properties officeooo:rsid="00591984"/>
    </style:style>
    <style:style style:name="T94" style:family="text">
      <style:text-properties officeooo:rsid="005b2a6a"/>
    </style:style>
    <style:style style:name="T95" style:family="text">
      <style:text-properties officeooo:rsid="005d8602"/>
    </style:style>
    <style:style style:name="T96" style:family="text">
      <style:text-properties officeooo:rsid="005dc239"/>
    </style:style>
    <style:style style:name="T97" style:family="text">
      <style:text-properties officeooo:rsid="005f3cb8"/>
    </style:style>
    <style:style style:name="T98" style:family="text">
      <style:text-properties officeooo:rsid="005f8c8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4">
        <text:list-item>
          <text:p text:style-name="P52"><text:span text:style-name="T20">Cursor on Target</text:span><text:line-break/><text:tab/><text:span text:style-name="T20">Technical Implementation Guide</text:span></text:p>
        </text:list-item>
        <text:list-item>
          <text:p text:style-name="P55">Compliments of:</text:p>
        </text:list-item>
        <text:list-item>
          <text:p text:style-name="P56">Theta Informatics LLC</text:p>
        </text:list-item>
        <text:list-item>
          <text:p text:style-name="P57">CAGE: 9Q433</text:p>
        </text:list-item>
        <text:list-item>
          <text:p text:style-name="P57"><text:a xlink:type="simple" xlink:href="mailto:matthew.krupczak@theta.limited" text:style-name="Internet_20_link" text:visited-style-name="Visited_20_Internet_20_Link"><text:span text:style-name="T78">matthew.krupczak@theta.limited</text:span></text:a></text:p>
        </text:list-item>
        <text:list-item>
          <text:p text:style-name="P57"><text:a xlink:type="simple" xlink:href="mailto:bobby.krupczak@theta.limited" text:style-name="Internet_20_link" text:visited-style-name="Visited_20_Internet_20_Link"><text:span text:style-name="T79">bobby.krupczak@theta.limited</text:span></text:a></text:p>
        </text:list-item>
        <text:list-item>
          <text:p text:style-name="P58">December 2023</text:p>
          <text:list>
            <text:list-header>
              <text:p text:style-name="P53">Executive Summary</text:p>
            </text:list-header>
            <text:list-item>
              <text:p text:style-name="P59"/>
            </text:list-item>
          </text:list>
        </text:list-item>
      </text:list>
      <text:p text:style-name="P20"><text:span text:style-name="T1">The Cursor on Target (abbreviated CoT) is a simple, powerful, and extensible network message format. </text:span><text:span text:style-name="T2">The </text:span><text:span text:style-name="T1">MITRE </text:span><text:span text:style-name="T2">Corporation </text:span><text:span text:style-name="T1">describes it as “the ‘common language’ for tactical systems that is critical in communicating much needed time sensitive position information”. This protocol is the backbone of the prolific Team Awareness Kit software released by the TAK Product Center, which allows tactical teams such as law enforcement and small unit military groups to develop situational awareness on the location of friendly and un-friendly forces alike. For the warfighter, this can have a profound effect on their ability to plan, coordinate, and effectively accomplish their given mission.</text:span></text:p>
      <text:p text:style-name="P1">Despite the utility and adaptability of this protocol, documentation on it from official sources remains sparse and incomplete. This poses a vexing challenge for technical implementers of networked software solutions using the protocol. In Theta Informatics’ development of the <text:span text:style-name="T25">OpenAthena</text:span> software (which allows common drones to spot and share precise locations from drone images), we collected information from multiple resources and assembled basic reference implementation<text:span text:style-name="T67">s</text:span> written in Java, <text:span text:style-name="T67">Swift, and Python</text:span> which <text:span text:style-name="T67">are</text:span> compatible with TAK and other software using the protocol.</text:p>
      <text:p text:style-name="P6">The aim of this guide is to provide you, the reader, with the knowledge, tools, and code you need to implement this protocol effectively in your own software. </text:p>
      <text:p text:style-name="P21"><text:span text:style-name="T5">The first part of this guide consists of an overview of the CoT message format, describing its component syntax, data format, and transmission methods. The second section will consist of a walk-through of our open source Cursor on Target reference implementation</text:span><text:span text:style-name="T13">s</text:span><text:span text:style-name="T5"> written in Java, </text:span><text:span text:style-name="T12">Swift, and Python</text:span><text:span text:style-name="T5"> using only imports from the standard libra</text:span><text:span text:style-name="T12">ries</text:span><text:span text:style-name="T5">. The third section will contain links to and a discussion of external resources and guides for usage of the CoT protocol and a discussion on each of their utility. </text:span></text:p>
      <text:p text:style-name="P6">Our hope is that this guide enables you to develop networked software solutions which aid the effectiveness and safety of the warfighter. At Theta, we are obsessed on the needs and requirements of this end user. More participants in this software ecosystem will accelerate technological development and improve outcomes for those serving in this critical role.</text:p>
      <text:p text:style-name="P8"><text:soft-page-break/><text:span text:style-name="T20">The Cursor on Target Message Format</text:span></text:p>
      <text:p text:style-name="P22"><text:span text:style-name="T4">C</text:span><text:span text:style-name="T7">ursor on Target messages</text:span><text:span text:style-name="T8"> are </text:span><text:span text:style-name="T10">written in </text:span><text:span text:style-name="T8">XML</text:span><text:span text:style-name="T7"> </text:span><text:span text:style-name="T8">and </text:span><text:span text:style-name="T7">their </text:span><text:span text:style-name="T8">content </text:span><text:span text:style-name="T7">and format</text:span><text:span text:style-name="T8"> </text:span><text:span text:style-name="T7">are</text:span><text:span text:style-name="T8"> governed by a </text:span><text:span text:style-name="T17">set of </text:span><text:span text:style-name="T8">XML Schema</text:span><text:span text:style-name="T17">s</text:span><text:span text:style-name="T8"> </text:span><text:span text:style-name="T7">that </text:span><text:span text:style-name="T17">are</text:span><text:span text:style-name="T7"> registered with the DoD XML Registry. <text:s/></text:span></text:p>
      <text:p text:style-name="P27"><text:span text:style-name="T10">What is XML? <text:s/>It i</text:span><text:span text:style-name="T3">s </text:span><text:span text:style-name="T10">an</text:span><text:span text:style-name="T3"> acronym for Extensible Markup Language. <text:s/>Wikipedia </text:span><text:span text:style-name="T18">defines </text:span><text:span text:style-name="T3">XML </text:span><text:span text:style-name="T18">a</text:span><text:span text:style-name="T3">s:</text:span></text:p>
      <text:p text:style-name="P60">. . . a markup language and file format for storing, transmitting, and reconstructing arbitrary data. It defines a set of rules for encoding documents in a format that is both human-readable and machine-readable. The World Wide Web Consortium's XML 1.0 Specification of 1998 and several other related specifications—all of them free open standards—define XML.</text:p>
      <text:p text:style-name="P22"><text:span text:style-name="T9">Using XML (Extensible Markup Language) and XML Schema is an excellent choice for many data representation and exchange </text:span><text:span text:style-name="T17">applications</text:span><text:span text:style-name="T9"> due to several compelling reasons. First, XML is highly flexible and customizable, allowing for the creation of complex data structures that can be easily understood and manipulated. <text:s/>Second, XML Schema, a powerful tool for defining the structure, content, and semantics of XML documents, ensures data integrity and validation. It provides a clear set of rules for what the XML document should contain, which is invaluable for data consistency, especially in systems where multiple parties are exchanging data. Furthermore, XML is platform-independent and supports Unicode, making it ideal for internationalization and ensuring compatibility across different systems and languages. Lastly, the widespread adoption of XML means that there are abundant resources and tools available for working with XML and XML Schema, including parsers, validators, and transformation tools, which simplifies development and integration processes.</text:span></text:p>
      <text:p text:style-name="P28"><text:span text:style-name="T9">B</text:span><text:span text:style-name="T3">elow are two Cursor on Target </text:span><text:span text:style-name="T45">event</text:span><text:span text:style-name="T3"> messages. <text:s/>The first one was sent by </text:span><text:span text:style-name="T35">OpenAthena</text:span><text:span text:style-name="T3"> Android while the second was sent by </text:span><text:span text:style-name="T35">OpenAthena</text:span><text:span text:style-name="T3"> iOS after </text:span><text:span text:style-name="T11">a user of </text:span><text:span text:style-name="T3">each respective application analyzed a specific drone image, identified an object, and sent the object coordinates as a </text:span><text:span text:style-name="T11">CoT </text:span><text:span text:style-name="T41">e</text:span><text:span text:style-name="T35">vent</text:span><text:span text:style-name="T3"> message. <text:s/></text:span></text:p>
      <text:p text:style-name="P23"><text:span text:style-name="T14">The </text:span><text:span text:style-name="T39">uid</text:span><text:span text:style-name="T14"> parameter specifies a globally unique </text:span><text:span text:style-name="T18">identifier</text:span><text:span text:style-name="T14"> for this event. <text:s/></text:span><text:span text:style-name="T39">OpenAthena</text:span><text:span text:style-name="T14"> applications create this identifier by using the underlying platform UUID libraries along with the prefix </text:span><text:span text:style-name="T39">OpenAthena</text:span><text:span text:style-name="T14">. <text:s/>The type of event </text:span><text:span text:style-name="T39">a-p-G</text:span><text:span text:style-name="T54"> indicates that it is an assumed-friend, is pending, and indicates an object on the ground. <text:s/></text:span><text:span text:style-name="T49">The </text:span><text:span text:style-name="T36">how</text:span><text:span text:style-name="T49"> field is intended to give a hint as to how the coordinates were generated with </text:span><text:span text:style-name="T36">h-c</text:span><text:span text:style-name="T49"> </text:span><text:span text:style-name="T50">which means </text:span><text:span text:style-name="T53">a </text:span><text:span text:style-name="T51">human </text:span><text:span text:style-name="T53">identified an object in a drone image </text:span><text:span text:style-name="T56">and used </text:span><text:span text:style-name="T42">OpenAthena</text:span><text:span text:style-name="T53"> </text:span><text:span text:style-name="T56">to</text:span><text:span text:style-name="T53"> calculate its coordinates</text:span><text:span text:style-name="T51">.</text:span><text:span text:style-name="T53"> <text:s/></text:span><text:span text:style-name="T56">Fi</text:span><text:span text:style-name="T53">nally, t</text:span><text:span text:style-name="T51">he </text:span><text:span text:style-name="T37">time</text:span><text:span text:style-name="T51"> value indicates when the event was generated (e.g. when the drone image was taken) while </text:span><text:span text:style-name="T37">start</text:span><text:span text:style-name="T51"> and </text:span><text:span text:style-name="T37">stale</text:span><text:span text:style-name="T51"> define an interval in time for which the event is valid.</text:span></text:p>
      <text:p text:style-name="P23"><text:span text:style-name="T51"/></text:p>
      <text:p text:style-name="P24"><text:span text:style-name="T51"/></text:p>
      <text:p text:style-name="P18"><text:s text:c="3"/>&lt;?xml version="1.0" encoding="UTF-8" standalone="yes"?&gt;</text:p>
      <text:p text:style-name="P13"><text:s text:c="9"/>&lt;event version="2.0" uid="OpenAthena-49960de5-96" </text:p>
      <text:p text:style-name="P15"><text:s text:c="30"/>type="a-p-G" </text:p>
      <text:p text:style-name="P15"><text:s text:c="30"/>how="h-c" <text:s/></text:p>
      <text:p text:style-name="P13"><text:s text:c="30"/>time="2023-04-29T18:37:17Z" </text:p>
      <text:p text:style-name="P13"><text:s text:c="30"/>start="2023-09-12T20:04:28Z" </text:p>
      <text:p text:style-name="P13"><text:s text:c="30"/>stale="2023-09-12T20:09:28Z"&gt;</text:p>
      <text:p text:style-name="P15"><text:tab/> <text:s text:c="5"/>&lt;point lat="29.204774358887512" </text:p>
      <text:p text:style-name="P15"><text:s text:c="19"/>lon="-80.99900955606009" <text:s/></text:p>
      <text:p text:style-name="P15"><text:s text:c="19"/>ce="27.439030363325003" </text:p>
      <text:p text:style-name="P15"><text:s text:c="19"/>hae="40.06260526340341"</text:p>
      <text:p text:style-name="P13"><text:s text:c="19"/>le="5.0"/&gt;</text:p>
      <text:p text:style-name="P19"><text:tab/> <text:s text:c="5"/>&lt;detail&gt;</text:p>
      <text:p text:style-name="P19"><text:tab/> <text:s text:c="7"/>&lt;precisionlocation altsrc="DTED2" geopointsrc="GPS"/&gt;</text:p>
      <text:p text:style-name="P19"><text:tab/> <text:s text:c="7"/>&lt;remarks&gt;Generated by OpenAthena for Android from sUAS data&lt;/remarks&gt;</text:p>
      <text:p text:style-name="P19"><text:tab/> <text:s text:c="5"/>&lt;/detail&gt;</text:p>
      <text:p text:style-name="P19"><text:s text:c="9"/>&lt;/event&gt;</text:p>
      <text:p text:style-name="P25"><text:span text:style-name="T6"/></text:p>
      <text:p text:style-name="P25"><text:span text:style-name="T43">E</text:span><text:span text:style-name="T44">vent</text:span><text:span text:style-name="T15"> messages </text:span><text:span text:style-name="T19">must </text:span><text:span text:style-name="T15">contain a </text:span><text:span text:style-name="T16">p</text:span><text:span text:style-name="T37">oint</text:span><text:span text:style-name="T15"> </text:span><text:span text:style-name="T16">element or </text:span><text:span text:style-name="T15">coordinate and optionally contain a </text:span><text:span text:style-name="T16">d</text:span><text:span text:style-name="T37">etail </text:span><text:span text:style-name="T55">element</text:span><text:span text:style-name="T40">.</text:span><text:span text:style-name="T37"> <text:s/></text:span><text:span text:style-name="T51">The </text:span><text:span text:style-name="T40">p</text:span><text:span text:style-name="T37">oint</text:span><text:span text:style-name="T51"> </text:span><text:span text:style-name="T55">element </text:span><text:span text:style-name="T51">must contain longitude and latitude in WGS 84 degrees, height above ellipsoid (WGS) in meters, a circular </text:span><text:span text:style-name="T52">error</text:span><text:span text:style-name="T51"> </text:span><text:span text:style-name="T37">ce</text:span><text:span text:style-name="T51"> </text:span><text:span text:style-name="T52">area </text:span><text:span text:style-name="T51">around the point in meters, and a </text:span><text:span text:style-name="T52">linear error </text:span><text:span text:style-name="T38">le</text:span><text:span text:style-name="T52"> altitude range about the point in meters. <text:s/>Finally, the optional </text:span><text:span text:style-name="T55">d</text:span><text:span text:style-name="T38">etail</text:span><text:span text:style-name="T52"> </text:span><text:span text:style-name="T55">element</text:span><text:span text:style-name="T52"> contains information that helps communicate how the coordinate values were calculated – </text:span><text:span text:style-name="T38">OpenAthena</text:span><text:span text:style-name="T52"> uses GPS metadata along with DTED2 for terrain altitude information.</text:span></text:p>
      <text:p text:style-name="P25"><text:span text:style-name="T52"/></text:p>
      <text:p text:style-name="P16"><text:s text:c="6"/>&lt;?xml version="1.0" encoding="UTF-8" standalone="yes"?&gt;</text:p>
      <text:p text:style-name="P14"><text:s text:c="8"/>&lt;event version="2.0" </text:p>
      <text:p text:style-name="P14"><text:s text:c="16"/>uid="openathena-ios+B3A144B6-3A44-4C67-A222-4319FCBA60F7+1694699643"</text:p>
      <text:p text:style-name="P14"><text:s text:c="19"/>type="a-p-G" </text:p>
      <text:p text:style-name="P14"><text:s text:c="19"/>how="h-c" <text:s/></text:p>
      <text:p text:style-name="P14"><text:s text:c="19"/><text:span text:style-name="T23">t</text:span>ime="2022-04-13T17:52:06Z" </text:p>
      <text:p text:style-name="P14"><text:s text:c="19"/>start="2023-09-14T13:54:03Z" </text:p>
      <text:p text:style-name="P14"><text:s text:c="19"/>stale="2023-09-14T13:59:03Z" &gt;</text:p>
      <text:p text:style-name="P14"><text:tab/> <text:s text:c="4"/>&lt;point lat="60.000124" </text:p>
      <text:p text:style-name="P14"><text:s text:c="18"/>lon="5.682066" </text:p>
      <text:p text:style-name="P14"><text:s text:c="18"/>ce="24.278165" </text:p>
      <text:p text:style-name="P14"><text:s text:c="18"/>hae="-471.804702" </text:p>
      <text:p text:style-name="P14"><text:s text:c="18"/>le="5.0" /&gt;</text:p>
      <text:p text:style-name="P17"><text:tab/> <text:s text:c="4"/>&lt;detail&gt;</text:p>
      <text:p text:style-name="P17"><text:tab/> <text:s text:c="7"/>&lt;precisionLocation altsrc="DTED2" geopointsrc="GPS" /&gt;</text:p>
      <text:p text:style-name="P17"><text:tab/> <text:s text:c="7"/>&lt;remarks&gt;Generated by OpenAthena for iOS from sUAS data&lt;/remarks&gt;</text:p>
      <text:p text:style-name="P17"><text:tab/> <text:s text:c="4"/>&lt;/detail&gt;</text:p>
      <text:p text:style-name="P17"><text:tab/> <text:s/>&lt;/event&gt;</text:p>
      <text:p text:style-name="P21"><text:span text:style-name="T6"/></text:p>
      <text:p text:style-name="P7"><text:soft-page-break/>Reference <text:span text:style-name="T66">I</text:span>mplementation<text:span text:style-name="T70">s</text:span>: <text:span text:style-name="T66">B</text:span>uilding and <text:span text:style-name="T66">S</text:span>ending CoT <text:span text:style-name="T66">Messages</text:span></text:p>
      <text:p text:style-name="P26"/>
      <text:p text:style-name="P11">Theta Limited’s <text:span text:style-name="T25">OpenAthena</text:span> can send CoT <text:span text:style-name="T25">event</text:span> messages when its users initiate them. <text:s/><text:span text:style-name="T70">Because</text:span> Android and iOS versions support CoT, <text:span text:style-name="T70">Theta</text:span> maintains code in Java (for Android) and Swift (for iOS). <text:s/>In addition, Theta ma<text:span text:style-name="T93">i</text:span>ntains testing tools, in Python, and documents related to CoT. <text:s/>Thus, Theta maintains CoT related code <text:span text:style-name="T80">for</text:span> three different programming languages – Java, Swift, and Python – and all are publicly available on GitHub and open source<text:span text:style-name="T80">d.</text:span></text:p>
      <text:p text:style-name="P11"/>
      <text:p text:style-name="P34">By default, all versions of <text:span text:style-name="T25">OpenAthena</text:span> send CoT messages over UDP <text:span text:style-name="T68">to port 6969 via</text:span> IPv4 multicast group 239.2.3.1. <text:s/><text:span text:style-name="T69">While there is no pre-defined nor registered assignments for well-known IP addresses and ports, t</text:span><text:span text:style-name="T68">he TAK Product Center’s reference implementation </text:span><text:span text:style-name="T84">uses</text:span><text:span text:style-name="T68"> udp://239.2.3.1:6969 by default </text:span><text:span text:style-name="T69">so that is what Theta has</text:span><text:span text:style-name="T70"> </text:span><text:span text:style-name="T69">coded </text:span><text:span text:style-name="T80">its implementations to</text:span><text:span text:style-name="T68">. <text:s/>If you run your own TAK server, you are, of course, free to </text:span><text:span text:style-name="T84">choose</text:span><text:span text:style-name="T68"> other ports, IP addresses, or multicast groups assuming you have permission to do so.</text:span></text:p>
      <text:p text:style-name="P34"/>
      <text:p text:style-name="P35">Because the default destination is a IPv4 multicast group, our underlying code must properly setup and configure access to IPv4 multicast socket APIs. <text:s/>Doing so is specific to the platform and programming language and is covered in each language/platform subsection.</text:p>
      <text:p text:style-name="P29"/>
      <text:p text:style-name="P32">Overall, <text:span text:style-name="T80">each</text:span> code base must:</text:p>
      <text:p text:style-name="P32"/>
      <text:list text:style-name="L1">
        <text:list-item>
          <text:p text:style-name="P62">setup network APIs</text:p>
        </text:list-item>
        <text:list-item>
          <text:p text:style-name="P61">build an CoT <text:span text:style-name="T25">event</text:span> XML document</text:p>
        </text:list-item>
        <text:list-item>
          <text:p text:style-name="P61">convert, <text:span text:style-name="T70">or serialize, that</text:span> <text:span text:style-name="T70">XML document </text:span>to a string of characters </text:p>
        </text:list-item>
        <text:list-item>
          <text:p text:style-name="P61">send that string over the network</text:p>
        </text:list-item>
      </text:list>
      <text:p text:style-name="P10">Java/<text:span text:style-name="T68">Android</text:span> Code Base</text:p>
      <text:p text:style-name="P11"/>
      <text:p text:style-name="P30"><text:span text:style-name="T70">Theta’s Java/Android implementation of CoT can be found in the </text:span><text:span text:style-name="T71">file</text:span><text:span text:style-name="T70"> </text:span><text:span text:style-name="T26">CursorOnTargetSender.java</text:span><text:span text:style-name="T70"> within the </text:span><text:span text:style-name="T26">OpenAthenaAndroid</text:span><text:span text:style-name="T70"> GitHub repo. <text:s/></text:span><text:span text:style-name="T71">The main entry point to this CoT code is the </text:span><text:span text:style-name="T73">method (or function)</text:span><text:span text:style-name="T71"> </text:span><text:span text:style-name="T27">sendCoT()</text:span><text:span text:style-name="T71">. <text:s/>Call this function with the latitude, longitude, altitude, theta </text:span><text:span text:style-name="T96">(gimbal pitch degree)</text:span><text:span text:style-name="T71">, and the date/time of the original drone image and everything else </text:span><text:span text:style-name="T81">i</text:span><text:span text:style-name="T71">s taken care of. <text:s/>That</text:span><text:span text:style-name="T72"> function</text:span><text:span text:style-name="T71"> first validates its arguments and then calculates a 5-minute time interval during which the CoT event is to be valid. <text:s/></text:span><text:span text:style-name="T72">It</text:span><text:span text:style-name="T71"> then calculates a globally unique UID by combining the prefix </text:span><text:span text:style-name="T27">OpenAthena</text:span><text:span text:style-name="T71"> with a host-specific hash calculation plus a monotonically increasing event identifier. <text:s/></text:span></text:p>
      <text:p text:style-name="P30"/>
      <text:p text:style-name="P47">public class CursorOnTargetSender {</text:p>
      <text:p text:style-name="P46"/>
      <text:p text:style-name="P46"><text:s text:c="2"/>public static void sendCoT(double lat, double lon, double hae, double theta, String exif_datetime) {</text:p>
      <text:p text:style-name="P46"/>
      <text:p text:style-name="P46"><text:s text:c="6"/>// set eventuid as long time in ms since Jan 1st, 1970</text:p>
      <text:p text:style-name="P46"><text:s text:c="6"/>. . . . .</text:p>
      <text:p text:style-name="P46"><text:s text:c="6"/></text:p>
      <text:p text:style-name="P46"><text:s text:c="6"/>// create time interval params of 5 minutes from now</text:p>
      <text:p text:style-name="P46"><text:s text:c="6"/>. . . . .</text:p>
      <text:p text:style-name="P46"><text:s text:c="6"/></text:p>
      <text:p text:style-name="P46"><text:soft-page-break/><text:s text:c="6"/>new Thread(new Runnable() {</text:p>
      <text:p text:style-name="P46"/>
      <text:p text:style-name="P46"><text:s text:c="10"/>public void run() {</text:p>
      <text:p text:style-name="P46"/>
      <text:p text:style-name="P46"><text:s text:c="13"/>String xmlString = buildCoT(uidString, <text:span text:style-name="T82">interval params</text:span>, lat, lon, ce, hae, le)</text:p>
      <text:p text:style-name="P46"/>
      <text:p text:style-name="P46"><text:s text:c="13"/>deliverUDP(xmlString)</text:p>
      <text:p text:style-name="P46"><text:s text:c="10"/>}</text:p>
      <text:p text:style-name="P46"><text:s text:c="6"/>}).start();</text:p>
      <text:p text:style-name="P46"><text:s text:c="2"/>}</text:p>
      <text:p text:style-name="P46"/>
      <text:p text:style-name="P46"><text:s text:c="2"/>public static String buildCoT(String . . . .) {</text:p>
      <text:p text:style-name="P46"/>
      <text:p text:style-name="P46"><text:s text:c="5"/>try {</text:p>
      <text:p text:style-name="P46"/>
      <text:p text:style-name="P46"><text:s text:c="8"/>DocumentBuilderFactory dbf = DocumentBuilderFactory.newInstance()</text:p>
      <text:p text:style-name="P46"><text:tab/> <text:s/>DocumentBuilder db = dbf.newDocumentBuilder()</text:p>
      <text:p text:style-name="P46"><text:tab/> <text:s/>Document doc = db.newDocument()</text:p>
      <text:p text:style-name="P46"/>
      <text:p text:style-name="P46"><text:s text:c="8"/>// create elements, add attributes . . .</text:p>
      <text:p text:style-name="P46"><text:tab/> Element root = doc.createElement("event")</text:p>
      <text:p text:style-name="P46"/>
      <text:p text:style-name="P46"><text:s text:c="8"/>. . . . .</text:p>
      <text:p text:style-name="P46"/>
      <text:p text:style-name="P46"><text:s text:c="8"/>// seralize to string</text:p>
      <text:p text:style-name="P46"><text:s text:c="8"/>TransformerFactory tf = TransformerFactory.newInstance();</text:p>
      <text:p text:style-name="P46"><text:tab/> Transformer t = tf.newTransformer()</text:p>
      <text:p text:style-name="P46"/>
      <text:p text:style-name="P46"><text:s text:c="8"/>. . . . . .</text:p>
      <text:p text:style-name="P46"/>
      <text:p text:style-name="P46"><text:s text:c="8"/>return writer.toString()</text:p>
      <text:p text:style-name="P46"><text:tab/></text:p>
      <text:p text:style-name="P46"><text:s text:c="5"/>} catch (Exception e) {</text:p>
      <text:p text:style-name="P46"><text:s text:c="7"/>return "";</text:p>
      <text:p text:style-name="P46"><text:s text:c="5"/>}</text:p>
      <text:p text:style-name="P46"><text:s text:c="2"/>}</text:p>
      <text:p text:style-name="P46"/>
      <text:p text:style-name="P46"><text:s text:c="2"/>public static deliverUDP(String xml) {</text:p>
      <text:p text:style-name="P46"/>
      <text:p text:style-name="P46"><text:s text:c="5"/>new Thread(new Runnable() {</text:p>
      <text:p text:style-name="P46"/>
      <text:p text:style-name="P46"><text:s text:c="9"/>public void run() {</text:p>
      <text:p text:style-name="P46"/>
      <text:p text:style-name="P46"><text:s text:c="13"/>try {</text:p>
      <text:p text:style-name="P46"><text:s text:c="15"/>MulticastSocket socket = new MulticastSocket()</text:p>
      <text:p text:style-name="P46"><text:s text:c="2"/><text:tab/> <text:s text:c="8"/>DatagramPacket packet = new DatagramPacket(message params . . );</text:p>
      <text:p text:style-name="P46"><text:s text:c="2"/><text:tab/> <text:s text:c="8"/>socket.send(packet)</text:p>
      <text:p text:style-name="P46"><text:s text:c="2"/><text:tab/> <text:s text:c="8"/>socket.close()</text:p>
      <text:p text:style-name="P46"><text:tab/> <text:s text:c="8"/>// cleanup . . . .</text:p>
      <text:p text:style-name="P46"><text:tab/> <text:s text:c="4"/>}</text:p>
      <text:p text:style-name="P46"><text:tab/> <text:s text:c="7"/>catch (Exception e) {</text:p>
      <text:p text:style-name="P46"><text:tab/> <text:s text:c="7"/>// <text:span text:style-name="T83">deal with error</text:span></text:p>
      <text:p text:style-name="P46"><text:tab/> <text:s text:c="4"/>}</text:p>
      <text:p text:style-name="P46"/>
      <text:p text:style-name="P46"><text:s text:c="9"/>}).start()</text:p>
      <text:p text:style-name="P46"><text:s text:c="5"/>}</text:p>
      <text:p text:style-name="P46"><text:s text:c="2"/>}</text:p>
      <text:p text:style-name="P46"/>
      <text:p text:style-name="P46">} // class CursorOnTargetSender</text:p>
      <text:p text:style-name="P48"/>
      <text:p text:style-name="P36"><text:soft-page-break/>Next, <text:span text:style-name="T28">sendCoT()</text:span><text:span text:style-name="T72"> calls the function </text:span><text:span text:style-name="T28">buildCoT()</text:span><text:span text:style-name="T72"> to build</text:span> an XML <text:span text:style-name="T25">event</text:span> document. <text:s/><text:span text:style-name="T72">That function</text:span> <text:span text:style-name="T72">uses</text:span> the standard Java XML <text:span text:style-name="T25">DocumentBuilderFactory</text:span> class and factory that is bundled with every Java based platform (e.g. Android). <text:s/>The document root <text:span text:style-name="T25">event</text:span> <text:span text:style-name="T72">element </text:span>is <text:span text:style-name="T72">created</text:span> and configured with the required fields <text:span text:style-name="T72">outlined in the previous section. <text:s/>Next the </text:span><text:span text:style-name="T28">point</text:span><text:span text:style-name="T72"> element is created, configured, and added as a child element of the root </text:span><text:span text:style-name="T28">event</text:span><text:span text:style-name="T72"> element. <text:s/>On</text:span><text:span text:style-name="T81">ce</text:span><text:span text:style-name="T72"> the document is complete, it is serialized using a </text:span><text:span text:style-name="T28">TransformerFactory</text:span><text:span text:style-name="T72"> class and a string of characters containing the event message is returned.</text:span></text:p>
      <text:p text:style-name="P36"/>
      <text:p text:style-name="P37">Next, <text:span text:style-name="T25">sendCoT()</text:span> sends the CoT event message is sent “over the wire” by invoking the <text:span text:style-name="T25">deliverUDP()</text:span> method. <text:s/>This function creates <text:span text:style-name="T73">and starts </text:span>a <text:span text:style-name="T25">Runnable</text:span> thread <text:span text:style-name="T73">that then acquires a multicast UDP socket and sends the CoT the serialized </text:span><text:span text:style-name="T29">event</text:span><text:span text:style-name="T73"> message. <text:s/>Because Android’s security environment is a bit more free-wheeling than iOS, no special permission </text:span><text:span text:style-name="T95">from Google is required to send multicast packets however </text:span><text:span text:style-name="T33">android.permission.CHANGE_WIFI_MULTICAST_STATE</text:span><text:span text:style-name="T95"> must be placed in the application’s manifest before compilation.</text:span></text:p>
      <text:p text:style-name="P45"/>
      <text:p text:style-name="P44">In order to make the Java code even more portable, Theta has taken a copy of <text:span text:style-name="T25">CursorOnTargetSender.java </text:span><text:span text:style-name="T46">from</text:span><text:span text:style-name="T25"> OpenAthenaAndroid, </text:span><text:span text:style-name="T46">stripped it of Android-specific code, and added it to </text:span><text:span text:style-name="T47">its</text:span><text:span text:style-name="T46"> </text:span><text:span text:style-name="T32">Theta</text:span><text:span text:style-name="T25">Tools</text:span><text:span text:style-name="T46"> GitHub repository. <text:s/>To compile and run the program, run the following commands from a shell prompt.</text:span></text:p>
      <text:p text:style-name="P44"><text:span text:style-name="T46"/></text:p>
      <text:p text:style-name="P63">% javac CursorOnTargetSender.java</text:p>
      <text:p text:style-name="P64">% java CursorOnTargetSender -20.0 80.0 120.0</text:p>
      <text:p text:style-name="P43"><text:span text:style-name="T46"/></text:p>
      <text:p text:style-name="P42"><text:span text:style-name="T46">The first command compiles the class and the second command runs the program sending a CoT </text:span><text:span text:style-name="T25">event</text:span><text:span text:style-name="T46"> message containing the lat,lon,alt coordinates of -20.0, 80.0 at 120 meters. <text:s/></text:span><text:span text:style-name="T48">You can easily modify </text:span><text:span text:style-name="T34">sendCoT()</text:span><text:span text:style-name="T48"> to put in your own event parameters based on your application needs.</text:span></text:p>
      <text:p text:style-name="P12"><text:span text:style-name="T68">Swift/</text:span>iOS Code Base</text:p>
      <text:p text:style-name="P31"/>
      <text:p text:style-name="P36">Theta’s Swift/iOS implementation of CoT can be found in the file <text:span text:style-name="T25">CursorOnTargetSender.swift</text:span> within the <text:span text:style-name="T25">OpenAthenaIOS</text:span> GitHub repo. <text:s/><text:span text:style-name="T74">The overall code structure roughly parallels the Android version. <text:s/>An instance of the </text:span><text:span text:style-name="T30">CursorOnTargetSender</text:span><text:span text:style-name="T74"> class is first created and then the main method (or function) </text:span><text:span text:style-name="T30">sendCoT(</text:span><text:span text:style-name="T74">) is invoked with the same arguments as its Java/Android counterpart. This function creates an XML CoT </text:span><text:span text:style-name="T30">event</text:span><text:span text:style-name="T74"> message and then sends the message. <text:s/>The caller need not do anything else.</text:span></text:p>
      <text:p text:style-name="P36"/>
      <text:p text:style-name="P49">public class CursorOnTargetSender</text:p>
      <text:p text:style-name="P50">{</text:p>
      <text:p text:style-name="P50"/>
      <text:p text:style-name="P50"><text:s text:c="3"/>init(params . . .)</text:p>
      <text:p text:style-name="P50"><text:s text:c="3"/>{</text:p>
      <text:p text:style-name="P50"><text:s text:c="6"/>// setup networking, group endpoint</text:p>
      <text:p text:style-name="P50"><text:s text:c="6"/>guard let multicast = try? NWMulticastGroup(for: [ .hostPort(host: host, port: port) [) else {</text:p>
      <text:p text:style-name="P50"><text:s text:c="9"/>return</text:p>
      <text:p text:style-name="P50"><text:s text:c="6"/>}</text:p>
      <text:p text:style-name="P50"><text:s text:c="6"/>.....</text:p>
      <text:p text:style-name="P50"><text:s text:c="6"/>group = NWConnectionGroup(with: multicast, using: parameters)</text:p>
      <text:p text:style-name="P50"><text:s text:c="6"/>group?.stateUpdateHandler = { ..... }</text:p>
      <text:p text:style-name="P50"><text:soft-page-break/><text:s text:c="6"/>group?.setReceiveHandler(.....)</text:p>
      <text:p text:style-name="P50"><text:s text:c="6"/>group?.start(queue: .main)</text:p>
      <text:p text:style-name="P50"><text:s text:c="3"/>}</text:p>
      <text:p text:style-name="P50"/>
      <text:p text:style-name="P50"><text:s text:c="3"/>deinit()</text:p>
      <text:p text:style-name="P50"><text:s text:c="3"/>{</text:p>
      <text:p text:style-name="P50"><text:s text:c="6"/>group?.cancel()</text:p>
      <text:p text:style-name="P50"><text:s text:c="3"/>}</text:p>
      <text:p text:style-name="P50"/>
      <text:p text:style-name="P50"><text:s text:c="3"/>public func sendCoT(. . . . .) -&gt; Bool</text:p>
      <text:p text:style-name="P50"><text:s text:c="3"/>{</text:p>
      <text:p text:style-name="P50"><text:s text:c="7"/>// check, validate args</text:p>
      <text:p text:style-name="P50"><text:s text:c="7"/>. . . . .</text:p>
      <text:p text:style-name="P50"><text:s text:c="7"/>// calculate 5-minute interval</text:p>
      <text:p text:style-name="P50"><text:s text:c="7"/>. . . . .</text:p>
      <text:p text:style-name="P50"><text:s text:c="7"/></text:p>
      <text:p text:style-name="P50"><text:s text:c="7"/>// build the xml document directly as a string</text:p>
      <text:p text:style-name="P50"><text:s text:c="7"/>var xmlString = "&lt;?xml version=\"1.0\" encoding=\"UTF-8\" standalone=\"yes\"?&gt;"</text:p>
      <text:p text:style-name="P50"><text:s text:c="7"/>xmlString += "&lt;event version=\"2.0\" uid=\"\(uidStr)\" type=\"a-p-G\" how=\"h-c\" "</text:p>
      <text:p text:style-name="P50"><text:s text:c="7"/>xmlString += "time=\"\(exifDateTime)\" start . . . .&gt;"</text:p>
      <text:p text:style-name="P50"/>
      <text:p text:style-name="P50"><text:s text:c="7"/>// finish building string</text:p>
      <text:p text:style-name="P50"><text:s text:c="7"/>. . . . .</text:p>
      <text:p text:style-name="P50"/>
      <text:p text:style-name="P50"><text:s text:c="7"/>// send away!</text:p>
      <text:p text:style-name="P50"><text:s text:c="7"/>let sendContent = Data(xmlString.utf8)</text:p>
      <text:p text:style-name="P50"><text:s text:c="7"/>group?.send(content: sendContent) { (error) in</text:p>
      <text:p text:style-name="P50"><text:s text:c="11"/>if error == nil {</text:p>
      <text:p text:style-name="P50"><text:tab/> <text:s text:c="2"/>}</text:p>
      <text:p text:style-name="P50"><text:tab/> <text:s text:c="5"/>else {</text:p>
      <text:p text:style-name="P50"><text:tab/> <text:s text:c="5"/>}</text:p>
      <text:p text:style-name="P50"><text:s text:c="8"/>}</text:p>
      <text:p text:style-name="P50"/>
      <text:p text:style-name="P50"><text:s text:c="7"/>return true</text:p>
      <text:p text:style-name="P50"><text:s text:c="3"/>}</text:p>
      <text:p text:style-name="P50"/>
      <text:p text:style-name="P50">} // class CursorOnTargetSender</text:p>
      <text:p text:style-name="P48"/>
      <text:p text:style-name="P33"><text:span text:style-name="T74">Because </text:span>Apple XML document classes are available <text:span text:style-name="T74">only for</text:span> MacOS, <text:span text:style-name="T74">and because we did not want to import yet another library or Cocoa Pod, the serialized XML CoT </text:span><text:span text:style-name="T30">event</text:span><text:span text:style-name="T74"> message is directly created/coded using builtin Swift language constructs for manipulating string data types. <text:s/>The format of the resulting string is identical to the Java/Android version.</text:span></text:p>
      <text:p text:style-name="P33"/>
      <text:p text:style-name="P38">In <text:span text:style-name="T25">OpenAthena</text:span> for iOS, the event identifier is created by combining the prefix <text:span text:style-name="T25">openathena-ios</text:span> with a platform specific globally unique identifier plus the raw time, <text:span text:style-name="T75">in milliseconds, from January 1</text:span><text:span text:style-name="T76">st</text:span><text:span text:style-name="T75">, 1970 (a standard UNIX convention for dates and time values). <text:s/>All other CoT </text:span><text:span text:style-name="T31">event</text:span><text:span text:style-name="T75"> message parameters track their Android counterparts.</text:span></text:p>
      <text:p text:style-name="P39"/>
      <text:p text:style-name="P72">The CoT <text:span text:style-name="T25">event</text:span> message is then sent using the Apple <text:span text:style-name="T25">NWConnectionGroup</text:span> libraries provided by iOS. <text:s/>This library, like its Android counterparts, also sends messages asynchronously thus allowing the original calling thread to avoid blocking. <text:s/>Access to multicast messaging, however, is tightly controlled in iOS and requires the developer to request, and receive, an <text:span text:style-name="T25">com.apple.developer.networking.multicast</text:span> entitlement before a published application can use this functionality. <text:s/>How this entitlement is obtained and added to the application development environment <text:soft-page-break/>within <text:span text:style-name="T25">Xcode</text:span> is beyond the scope of this document. <text:s/>A simple web search will return multiple articles <text:span text:style-name="T94">detailing</text:span> how to do this.</text:p>
      <text:p text:style-name="P51">Python Code Base</text:p>
      <text:p text:style-name="P40">Theta thoroughly tested its CoT implementations against both <text:span text:style-name="T97">A</text:span><text:span text:style-name="T25">TAK</text:span> and <text:span text:style-name="T25">iTAK</text:span>. <text:s/>During development, however, both <text:span text:style-name="T98">A</text:span><text:span text:style-name="T25">TAK</text:span> and <text:span text:style-name="T25">iTAK</text:span> operated as black boxes essentially with very limited error and logging feedback. <text:s/>Thus, if CoT messages were malformed, incorrect, or invalid, <text:span text:style-name="T25">iTAK</text:span> and <text:span text:style-name="T97">A</text:span><text:span text:style-name="T25">TAK</text:span> would silently drop them. <text:s/>In order to debug the initial implementations, Theta developed Python UDP multicast sender and receiver applications that <text:span text:style-name="T92">produce</text:span> a lot more debugging information.</text:p>
      <text:p text:style-name="P40"/>
      <text:p text:style-name="P40">The Python programs <text:span text:style-name="T25">udpmcastserver.py</text:span> and <text:span text:style-name="T25">udpmcastclient.py</text:span> can be used to send and receive test CoT messages <text:span text:style-name="T91">and </text:span>have been tested on Linux and MacOS. <text:s/><text:span text:style-name="T91">(</text:span>Presumably, they <text:span text:style-name="T91">both</text:span> should work on Windows as well.<text:span text:style-name="T91">)</text:span> <text:s/>The server <text:span text:style-name="T91">test </text:span>program is invoked with a port number and the IP address of an underlying network interface to attach the multicast group membership to. <text:s/>Recall that the default, defacto IPv4 multicast group of 239.2.3.1 is used by TAK. <text:s/>On most UNIX networking protocol stacks, a multicast group must be <text:span text:style-name="T77">b</text:span>ound to an underlying network interface <text:span text:style-name="T77">and </text:span>network interfaces are usually specified by their <text:span text:style-name="T77">unicast IPv4 address. <text:s/>Once the group </text:span><text:span text:style-name="T91">is</text:span><text:span text:style-name="T77"> joined, and bound to an underlying interface, the server program loops forever printing out messages/packets it receives. <text:s/>Received CoT messages can then be syntactically and semantically evaluated </text:span><text:span text:style-name="T92">for correctness.</text:span></text:p>
      <text:p text:style-name="P40"/>
      <text:p text:style-name="P41">The client <text:span text:style-name="T90">test</text:span> program, <text:span text:style-name="T25">udpmcastclient.py</text:span>, <text:span text:style-name="T89">was written to </text:span>essentially validate that the <text:span text:style-name="T25">iTAK</text:span> and <text:span text:style-name="T98">A</text:span><text:span text:style-name="T25">TAK</text:span> programs were correctly operating in the local test environment. <text:s/>This client program obtains a network socket, configures it for multicast, binds it to an underlying interface, and then sends any string the user feeds it. <text:s/>Thus, if a serialized CoT <text:span text:style-name="T25">event</text:span> message is <text:span text:style-name="T89">sent</text:span>, and then received by <text:span text:style-name="T25">iTAK</text:span> or <text:span text:style-name="T97">A</text:span><text:span text:style-name="T25">TAK</text:span>, the test environment is know<text:span text:style-name="T89">n</text:span> to work. <text:s/><text:span text:style-name="T89">Further debugging of new CoT code can progress.</text:span></text:p>
      <text:p text:style-name="P9">References</text:p>
      <text:list text:style-name="L2">
        <text:list-item>
          <text:p text:style-name="P74"><text:span text:style-name="T59">T</text:span><text:span text:style-name="T57">heta Limited, </text:span><text:a xlink:type="simple" xlink:href="https://theta.limited/" text:style-name="Internet_20_link" text:visited-style-name="Visited_20_Internet_20_Link"><text:span text:style-name="T57">https://theta.limited</text:span></text:a></text:p>
        </text:list-item>
        <text:list-item>
          <text:p text:style-name="P73"><text:span text:style-name="T61">ThetaTools</text:span><text:span text:style-name="T59">, </text:span><text:span text:style-name="T60">Theta Limited Repository at</text:span><text:span text:style-name="T59"> </text:span><text:span text:style-name="T58">GitHub, </text:span><text:a xlink:type="simple" xlink:href="https://github.com/Theta-Limited/ThetaTools" text:style-name="Internet_20_link" text:visited-style-name="Visited_20_Internet_20_Link"><text:span text:style-name="T59">https://github.com/Theta-Limited/ThetaTools</text:span></text:a></text:p>
        </text:list-item>
        <text:list-item>
          <text:p text:style-name="P65">XML, <text:span text:style-name="T62">Wikipedia, </text:span><text:a xlink:type="simple" xlink:href="https://en.wikipedia.org/wiki/XML" text:style-name="Internet_20_link" text:visited-style-name="Visited_20_Internet_20_Link">https://en.wikipedia.org/wiki/XML</text:a></text:p>
        </text:list-item>
        <text:list-item>
          <text:p text:style-name="P66"><text:span text:style-name="T22">TAK </text:span><text:span text:style-name="T62">S</text:span><text:span text:style-name="T21">pec</text:span><text:span text:style-name="T62">ification, The Mitre Corporation, </text:span><text:a xlink:type="simple" xlink:href="https://www.mitre.org/sites/default/files/pdf/09_4937.pdf" text:style-name="Internet_20_link" text:visited-style-name="Visited_20_Internet_20_Link">https://www.mitre.org/sites/default/files/pdf/09_4937.pdf</text:a></text:p>
        </text:list-item>
        <text:list-item>
          <text:p text:style-name="P66"><text:span text:style-name="T21">Developing </text:span><text:span text:style-name="T62">C</text:span><text:span text:style-name="T21">ode for IP Multicast on iOS, </text:span><text:span text:style-name="T62">Apple Inc,</text:span><text:span text:style-name="T21"> </text:span><text:a xlink:type="simple" xlink:href="https://developer.apple.com/news/?id=0oi77447" text:style-name="Internet_20_link" text:visited-style-name="Visited_20_Internet_20_Link">https://developer.apple.com/news/?id=0oi77447</text:a></text:p>
        </text:list-item>
        <text:list-item>
          <text:p text:style-name="P67"><text:span text:style-name="T85">a</text:span>TAK, Google Play Store, <text:a xlink:type="simple" xlink:href="https://play.google.com/store/apps/details?id=com.atakmap.app.civ" text:style-name="Internet_20_link" text:visited-style-name="Visited_20_Internet_20_Link">https://play.google.com/store/apps/details?id=com.atakmap.app.civ</text:a></text:p>
        </text:list-item>
        <text:list-item>
          <text:p text:style-name="P67">iTA<text:span text:style-name="T65">K, </text:span>Apple App Store, <text:a xlink:type="simple" xlink:href="https://apps.apple.com/us/app/itak/id1561656396" text:style-name="Internet_20_link" text:visited-style-name="Visited_20_Internet_20_Link">https://apps.apple.com/us/app/itak/id1561656396</text:a></text:p>
        </text:list-item>
        <text:list-item>
          <text:p text:style-name="P68">OpenAthenaAndroid <text:span text:style-name="T62">Source Code</text:span>, <text:span text:style-name="T62">Theta Limited Repository at GitHub,</text:span> <text:s/><text:a xlink:type="simple" xlink:href="https://github.com/Theta-Limited/OpenAthenaAndroid" text:style-name="Internet_20_link" text:visited-style-name="Visited_20_Internet_20_Link">https://github.com/Theta-Limited/OpenAthenaAndroid</text:a></text:p>
        </text:list-item>
        <text:list-item>
          <text:p text:style-name="P68">OpenAthenaiOS <text:span text:style-name="T86">Source Code</text:span><text:span text:style-name="T62">, Theta Limited Repository at GitHub, </text:span><text:s/><text:a xlink:type="simple" xlink:href="https://github.com/Theta-Limited/OpenAthenaIOS" text:style-name="Internet_20_link" text:visited-style-name="Visited_20_Internet_20_Link">https://github.com/Theta-Limited/OpenAthenaIOS</text:a></text:p>
        </text:list-item>
        <text:list-item>
          <text:p text:style-name="P69"><text:span text:style-name="T24">Team Awareness Kit </text:span><text:span text:style-name="T87">(</text:span><text:span text:style-name="T24">TAK</text:span><text:span text:style-name="T87">)</text:span><text:span text:style-name="T24">, </text:span><text:span text:style-name="T63">U</text:span><text:span text:style-name="T88">nited States</text:span><text:span text:style-name="T63"> Government,</text:span> <text:a xlink:type="simple" xlink:href="https://tak.gov/" text:style-name="Internet_20_link" text:visited-style-name="Visited_20_Internet_20_Link">https://tak.gov/</text:a></text:p>
        </text:list-item>
        <text:list-item>
          <text:p text:style-name="P70">CoT <text:span text:style-name="T63">XML </text:span>Schema Definitions, <text:span text:style-name="T63">GitHub Repository, </text:span><text:s/><text:a xlink:type="simple" xlink:href="https://github.com/mdudel/CoTreceiver/tree/master/lib/xsd" text:style-name="Internet_20_link" text:visited-style-name="Visited_20_Internet_20_Link">https://github.com/mdudel/CoTreceiver/tree/master/lib/xsd</text:a></text:p>
        </text:list-item>
        <text:list-item>
          <text:p text:style-name="P71">TAK Product Center, GitHub Repository, <text:a xlink:type="simple" xlink:href="https://github.com/TAK-Product-Center/" text:style-name="Internet_20_link" text:visited-style-name="Visited_20_Internet_20_Link">https://github.com/TAK-Product-Center/</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Regular"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indent="0in" style:auto-text-indent="false" fo:keep-with-next="always"/>
      <style:text-properties style:font-name="Tahoma" fo:font-family="Tahoma" style:font-family-generic="roman" style:font-pitch="variable" fo:font-size="16pt" fo:font-weight="bold" style:font-name-asian="Tahoma2" style:font-family-asian="Tahoma" style:font-family-generic-asian="system" style:font-pitch-asian="variable" style:font-size-asian="16pt" style:font-weight-asian="bold" style:font-name-complex="Tahoma2" style:font-family-complex="Tahom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Endnote" style:family="paragraph" style:parent-style-name="Standard" style:class="extra">
      <style:paragraph-properties fo:margin-left="0.2362in" fo:margin-right="0in" fo:text-indent="-0.2362in" style:auto-text-indent="false" text:number-lines="false" text:line-number="0">
        <style:tab-stops/>
      </style:paragraph-properties>
      <style:text-properties style:font-name="Tahoma3" fo:font-family="Tahoma" style:font-style-name="Regular" style:font-family-generic="swiss" style:font-pitch="variable"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ahoma" fo:font-family="Tahoma"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7.5in" table:align="margins" table:border-model="separating"/>
    </style:style>
    <style:style style:name="Table1.A" style:family="table-column">
      <style:table-column-properties style:column-width="5.5583in" style:rel-column-width="48566*"/>
    </style:style>
    <style:style style:name="Table1.B" style:family="table-column">
      <style:table-column-properties style:column-width="1.9417in" style:rel-column-width="16969*"/>
    </style:style>
    <style:style style:name="Table1.A1" style:family="table-cell">
      <style:table-cell-properties fo:padding="0.0382in" fo:border="none"/>
    </style:style>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Times New Roman" fo:font-size="28pt" fo:font-style="normal" style:text-underline-style="none" fo:font-weight="normal" style:font-name-asian="Tahoma2" style:font-size-asian="28pt" style:font-style-asian="normal" style:font-weight-asian="normal" style:font-name-complex="Tahoma2" style:font-size-complex="28pt"/>
    </style:style>
    <style:style style:name="MP2" style:family="paragraph" style:parent-style-name="Table_20_Contents">
      <style:text-properties fo:color="#808080" loext:opacity="100%" style:font-name="Tahoma1"/>
    </style:style>
    <style:style style:name="MP3" style:family="paragraph" style:parent-style-name="Table_20_Contents">
      <style:paragraph-properties fo:text-align="end" style:justify-single-word="false"/>
      <style:text-properties style:font-name="Tahoma1"/>
    </style:style>
    <style:style style:name="MP4" style:family="paragraph" style:parent-style-name="Footer">
      <style:text-properties fo:color="#808080" loext:opacity="100%" style:font-name="Tahoma1" officeooo:paragraph-rsid="00105a26"/>
    </style:style>
    <style:style style:name="MP5" style:family="paragraph" style:parent-style-name="Header">
      <style:text-properties style:font-name="Tahoma1" fo:font-size="16pt" fo:font-weight="bold" officeooo:rsid="00105a26" officeooo:paragraph-rsid="00105a26" style:font-size-asian="16pt" style:font-weight-asian="bold" style:font-size-complex="16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13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402in" fo:margin-left="0in" fo:margin-right="0in" fo:margin-bottom="0.6in" fo:background-color="transparent" style:dynamic-spacing="tru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𝚹</text:p>
      </style:header>
      <style:footer>
        <table:table table:name="Table1" table:style-name="Table1">
          <table:table-column table:style-name="Table1.A"/>
          <table:table-column table:style-name="Table1.B"/>
          <table:table-row>
            <table:table-cell table:style-name="Table1.A1" office:value-type="string">
              <text:p text:style-name="MP2">Approved for public release: distribution is unlimited.</text:p>
            </table:table-cell>
            <table:table-cell table:style-name="Table1.A1" office:value-type="string">
              <text:p text:style-name="MP3"><text:page-number text:select-page="current">8</text:page-number></text:p>
            </table:table-cell>
          </table:table-row>
        </table:table>
        <text:p text:style-name="MP4"/>
      </style:footer>
    </style:master-page>
    <style:master-page style:name="Endnote" style:page-layout-name="Mpm2" draw:style-name="Mdp1">
      <style:header>
        <text:p text:style-name="MP5">References</text:p>
      </style:header>
    </style:master-page>
    <style:master-page style:name="Foot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10T13:06:28.299691460</dc:date>
    <meta:editing-duration>P3DT16H9M41S</meta:editing-duration>
    <meta:editing-cycles>62</meta:editing-cycles>
    <meta:document-statistic meta:table-count="1" meta:image-count="0" meta:object-count="0" meta:page-count="8" meta:paragraph-count="192" meta:word-count="2555" meta:character-count="18710" meta:non-whitespace-character-count="15186"/>
  </office:meta>
</office:document-meta>
</file>